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/>
        </table:table-row>
        <table:table-row table:style-name="ro11" table:number-rows-repeated="1048438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8:12:16.458967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08:41:39.213540152</dc:date>
    <meta:generator>LibreOffice/4.4.3.2$Linux_X86_64 LibreOffice_project/40m0$Build-2</meta:generator>
    <meta:editing-duration>P3DT9H9M27S</meta:editing-duration>
    <meta:editing-cycles>274</meta:editing-cycles>
    <meta:printed-by>Mathieu Godard</meta:printed-by>
    <meta:print-date>2015-06-17T09:42:42.592067315</meta:print-date>
    <meta:document-statistic meta:table-count="5" meta:cell-count="2441" meta:object-count="0"/>
  </office:meta>
</office:document-meta>
</file>